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D000002B9DA0A3CA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number:date-style style:name="C10114" number:language="de" number:country="DE">
      <number:day/>
      <number:text>-</number:text>
      <number:month/>
      <number:text>-</number:text>
      <number:year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59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6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fo:border="solid" loext:decorative="false"/>
    </style:style>
    <style:style style:name="gr7" style:family="graphic" style:parent-style-name="standard" style:data-style-name="C10114">
      <style:graphic-properties loext:decorative="false"/>
    </style:style>
    <style:style style:name="gr8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paragraph-properties fo:text-align="start"/>
    </style:style>
    <style:style style:name="T1" style:family="text">
      <style:text-properties fo:color="#000000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2" style:family="text">
      <style:text-properties fo:color="#000000" loext:opacity="100%" style:font-name="Liberation Sans" fo:font-size="16pt" fo:font-weight="bold" style:font-name-asian="Liberation Sans" style:font-size-asian="16pt" style:font-weight-asian="bold" style:font-name-complex="Liberation Sans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mpany 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elpText" office:value-type="string" office:string-value="Company Name"/>
                <form:property form:property-name="ObjIDinMSO" office:value-type="float" office:value="65535"/>
              </form:properties>
            </form:text>
            <form:text form:name="Address Line 1" form:control-implementation="ooo:com.sun.star.form.component.TextField" xml:id="control2" form:id="control2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 Line 2" form:control-implementation="ooo:com.sun.star.form.component.TextField" xml:id="control3" form:id="control3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gen Score" form:control-implementation="ooo:com.sun.star.form.component.TextField" xml:id="control4" form:id="control4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ir Score" form:control-implementation="ooo:com.sun.star.form.component.TextField" xml:id="control5" form:id="control5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ater Score" form:control-implementation="ooo:com.sun.star.form.component.TextField" xml:id="control6" form:id="control6" form:tab-index="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il Score" form:control-implementation="ooo:com.sun.star.form.component.TextField" xml:id="control7" form:id="control7" form:tab-index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quity Score" form:control-implementation="ooo:com.sun.star.form.component.TextField" xml:id="control8" form:id="control8" form:tab-index="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te" form:control-implementation="ooo:com.sun.star.form.component.TextField" xml:id="control9" form:id="control9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ip Code" form:control-implementation="ooo:com.sun.star.form.component.TextField" xml:id="control10" form:id="control10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" form:control-implementation="ooo:com.sun.star.form.component.TextField" xml:id="control11" form:id="control11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date form:name="Date" form:control-implementation="ooo:com.sun.star.form.component.DateField" xml:id="control12" form:id="control12" form:min-value="1800-01-01" form:tab-index="6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Date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date>
            <form:fixed-text form:name="CompanyName" form:control-implementation="ooo:com.sun.star.form.component.FixedText" xml:id="control13" form:id="control13" form:label="Company Name:" form:for="control1"/>
            <form:fixed-text form:name="Address1" form:control-implementation="ooo:com.sun.star.form.component.FixedText" xml:id="control14" form:id="control14" form:label="Address Line 1:" form:for="control2"/>
            <form:fixed-text form:name="Address2" form:control-implementation="ooo:com.sun.star.form.component.FixedText" xml:id="control15" form:id="control15" form:label="Address Line 2:" form:for="control3"/>
            <form:fixed-text form:name="City" form:control-implementation="ooo:com.sun.star.form.component.FixedText" xml:id="control16" form:id="control16" form:label="City:" form:for="control11"/>
            <form:fixed-text form:name="State" form:control-implementation="ooo:com.sun.star.form.component.FixedText" xml:id="control17" form:id="control17" form:label="State:" form:for="control9"/>
            <form:fixed-text form:name="Date" form:control-implementation="ooo:com.sun.star.form.component.FixedText" xml:id="control18" form:id="control18" form:label="Date:" form:for="control12"/>
            <form:fixed-text form:name="Zip" form:control-implementation="ooo:com.sun.star.form.component.FixedText" xml:id="control19" form:id="control19" form:label="Zip Code:" form:for="control10"/>
            <form:fixed-text form:name="RegenScore" form:control-implementation="ooo:com.sun.star.form.component.FixedText" xml:id="control20" form:id="control20" form:label="RegenScore™:" form:for="control4"/>
            <form:fixed-text form:name="AirScore" form:control-implementation="ooo:com.sun.star.form.component.FixedText" xml:id="control21" form:id="control21" form:label="Air Score:" form:for="control5"/>
            <form:fixed-text form:name="WaterScore" form:control-implementation="ooo:com.sun.star.form.component.FixedText" xml:id="control22" form:id="control22" form:label="Water Score:" form:for="control6"/>
            <form:fixed-text form:name="SoilScore" form:control-implementation="ooo:com.sun.star.form.component.FixedText" xml:id="control23" form:id="control23" form:label="Soil Score:" form:for="control7"/>
            <form:fixed-text form:name="EquityScore" form:control-implementation="ooo:com.sun.star.form.component.FixedText" xml:id="control24" form:id="control24" form:label="Equity Score:" form:for="control8"/>
          </form:form>
        </office:forms>
        <draw:frame draw:style-name="gr1" draw:text-style-name="P2" draw:layer="layout" svg:width="9.599cm" svg:height="0.712cm" svg:x="6.017cm" svg:y="3.899cm">
          <draw:text-box>
            <text:p text:style-name="P1"><text:span text:style-name="T1">R</text:span><text:span text:style-name="T1">e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A</text:span><text:span text:style-name="T1">g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C</text:span><text:span text:style-name="T1">e</text:span><text:span text:style-name="T1">r</text:span><text:span text:style-name="T1">t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e</text:span></text:p>
          </draw:text-box>
        </draw:frame>
        <draw:frame draw:style-name="gr2" draw:text-style-name="P3" draw:layer="layout" svg:width="4.693cm" svg:height="0.628cm" svg:x="2.004cm" svg:y="5.998cm">
          <draw:text-box>
            <text:p text:style-name="P1"><text:span text:style-name="T2">Certificate </text:span><text:span text:style-name="T2">Holder</text:span></text:p>
          </draw:text-box>
        </draw:frame>
        <draw:frame draw:style-name="gr3" draw:text-style-name="P3" draw:layer="layout" svg:width="3.757cm" svg:height="0.628cm" svg:x="2.004cm" svg:y="13.681cm">
          <draw:text-box>
            <text:p text:style-name="P1"><text:span text:style-name="T2">Score Results</text:span></text:p>
          </draw:text-box>
        </draw:frame>
        <draw:frame draw:style-name="gr4" draw:text-style-name="P4" draw:layer="layout" svg:width="7.942cm" svg:height="3.85cm" svg:x="6.422cm" svg:y="0.12cm">
          <draw:image xlink:href="Pictures/100000010000059D000002B9DA0A3CAE.png" xlink:type="simple" xlink:show="embed" xlink:actuate="onLoad" draw:mime-type="image/png">
            <text:p/>
          </draw:image>
        </draw:frame>
        <draw:polygon draw:style-name="gr5" draw:text-style-name="P5" draw:layer="layout" svg:width="0.007cm" svg:height="0.667cm" svg:x="4.706cm" svg:y="8.628cm" svg:viewBox="0 0 8 668" draw:points="0,668 8,668 8,0 0,0">
          <text:p/>
        </draw:polygon>
        <draw:polygon draw:style-name="gr5" draw:text-style-name="P5" draw:layer="layout" svg:width="7.909cm" svg:height="0.007cm" svg:x="4.706cm" svg:y="9.285cm" svg:viewBox="0 0 7910 8" draw:points="0,8 7910,8 7910,0 0,0">
          <text:p/>
        </draw:polygon>
        <draw:control draw:name="CompanyName" draw:style-name="gr6" draw:text-style-name="P6" draw:layer="controls" svg:width="6.35cm" svg:height="0.635cm" svg:x="5.175cm" svg:y="6.775cm" draw:control="control1"/>
        <draw:control draw:name="CompanyName 1" draw:style-name="gr6" draw:text-style-name="P6" draw:layer="controls" svg:width="6.35cm" svg:height="0.635cm" svg:x="5.175cm" svg:y="7.676cm" draw:control="control2"/>
        <draw:control draw:name="CompanyName 2" draw:style-name="gr6" draw:text-style-name="P6" draw:layer="controls" svg:width="6.35cm" svg:height="0.635cm" svg:x="5.175cm" svg:y="8.676cm" draw:control="control3"/>
        <draw:control draw:name="CompanyName 3" draw:style-name="gr6" draw:text-style-name="P6" draw:layer="controls" svg:width="1.905cm" svg:height="0.635cm" svg:x="7.715cm" svg:y="15.776cm" draw:control="control4"/>
        <draw:control draw:name="CompanyName 4" draw:style-name="gr6" draw:text-style-name="P6" draw:layer="controls" svg:width="1.905cm" svg:height="0.635cm" svg:x="7.716cm" svg:y="18.377cm" draw:control="control5"/>
        <draw:control draw:name="CompanyName 5" draw:style-name="gr6" draw:text-style-name="P6" draw:layer="controls" svg:width="1.905cm" svg:height="0.635cm" svg:x="7.716cm" svg:y="20.677cm" draw:control="control6"/>
        <draw:control draw:name="CompanyName 6" draw:style-name="gr6" draw:text-style-name="P6" draw:layer="controls" svg:width="1.905cm" svg:height="0.635cm" svg:x="7.716cm" svg:y="22.677cm" draw:control="control7"/>
        <draw:control draw:name="CompanyName 7" draw:style-name="gr6" draw:text-style-name="P6" draw:layer="controls" svg:width="1.905cm" svg:height="0.635cm" svg:x="7.716cm" svg:y="24.677cm" draw:control="control8"/>
        <draw:control draw:name="CompanyName 8" draw:style-name="gr6" draw:text-style-name="P6" draw:layer="controls" svg:width="1.905cm" svg:height="0.635cm" svg:x="9.516cm" svg:y="9.677cm" draw:control="control9"/>
        <draw:control draw:name="CompanyName 9" draw:style-name="gr6" draw:text-style-name="P6" draw:layer="controls" svg:width="1.905cm" svg:height="0.635cm" svg:x="15.216cm" svg:y="9.677cm" draw:control="control10"/>
        <draw:control draw:name="CompanyName 10" draw:style-name="gr6" draw:text-style-name="P6" draw:layer="controls" svg:width="4.598cm" svg:height="0.635cm" svg:x="3.117cm" svg:y="9.678cm" draw:control="control11"/>
        <draw:control draw:style-name="gr7" draw:text-style-name="P7" draw:layer="controls" svg:width="4.645cm" svg:height="0.635cm" svg:x="3.07cm" svg:y="10.785cm" draw:control="control12"/>
        <draw:control draw:style-name="gr8" draw:text-style-name="P7" draw:layer="controls" svg:width="2.857cm" svg:height="0.635cm" svg:x="2cm" svg:y="6.875cm" draw:control="control13"/>
        <draw:control draw:style-name="gr8" draw:text-style-name="P7" draw:layer="controls" svg:width="2.857cm" svg:height="0.318cm" svg:x="2cm" svg:y="7.827cm" draw:control="control14"/>
        <draw:control draw:style-name="gr8" draw:text-style-name="P7" draw:layer="controls" svg:width="2.857cm" svg:height="0.635cm" svg:x="2cm" svg:y="8.562cm" draw:control="control15"/>
        <draw:control draw:style-name="gr8" draw:text-style-name="P7" draw:layer="controls" svg:width="0.853cm" svg:height="0.952cm" svg:x="1.982cm" svg:y="9.515cm" draw:control="control16"/>
        <draw:control draw:style-name="gr8" draw:text-style-name="P7" draw:layer="controls" svg:width="0.952cm" svg:height="0.635cm" svg:x="8.35cm" svg:y="9.685cm" draw:control="control17"/>
        <draw:control draw:style-name="gr8" draw:text-style-name="P7" draw:layer="controls" svg:width="1.27cm" svg:height="0.635cm" svg:x="2cm" svg:y="10.785cm" draw:control="control18"/>
        <draw:control draw:style-name="gr8" draw:text-style-name="P7" draw:layer="controls" svg:width="1.587cm" svg:height="0.635cm" svg:x="13.495cm" svg:y="9.732cm" draw:control="control19"/>
        <draw:control draw:style-name="gr8" draw:text-style-name="P7" draw:layer="controls" svg:width="3.81cm" svg:height="1.27cm" svg:x="2cm" svg:y="15.547cm" draw:control="control20"/>
        <draw:control draw:style-name="gr8" draw:text-style-name="P7" draw:layer="controls" svg:width="3.81cm" svg:height="1.27cm" svg:x="2cm" svg:y="18.087cm" draw:control="control21"/>
        <draw:control draw:style-name="gr8" draw:text-style-name="P7" draw:layer="controls" svg:width="3.81cm" svg:height="0.635cm" svg:x="1.982cm" svg:y="20.745cm" draw:control="control22"/>
        <draw:control draw:style-name="gr8" draw:text-style-name="P7" draw:layer="controls" svg:width="3.175cm" svg:height="0.635cm" svg:x="2cm" svg:y="22.85cm" draw:control="control23"/>
        <draw:control draw:style-name="gr8" draw:text-style-name="P7" draw:layer="controls" svg:width="3.175cm" svg:height="0.953cm" svg:x="2cm" svg:y="24.537cm" draw:control="control24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8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5T15:18:37.669211691</dc:date>
    <meta:editing-duration>PT21M33S</meta:editing-duration>
    <meta:editing-cycles>4</meta:editing-cycles>
    <meta:generator>LibreOffice/24.2.7.2$Linux_X86_64 LibreOffice_project/420$Build-2</meta:generator>
    <meta:print-date>2025-05-15T15:09:47.729127946</meta:print-date>
    <meta:printed-by>PDF files</meta:printed-by>
    <meta:document-statistic meta:object-count="30"/>
  </office:meta>
</office:document-meta>
</file>